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 fo:text-align="center"/>
    </style:style>
    <style:style style:name="T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2" style:parent-style-name="Default" style:family="paragraph">
      <style:text-properties fo:font-size="11.5pt" style:font-size-asian="11.5pt" style:font-size-complex="11.5pt"/>
    </style:style>
    <style:style style:name="P13" style:parent-style-name="Default" style:family="paragraph">
      <style:paragraph-properties fo:text-indent="0.4916in"/>
    </style:style>
    <style:style style:name="T14" style:parent-style-name="Fonteparág.padrão" style:family="text">
      <style:text-properties style:font-style-complex="italic" fo:font-size="11.5pt" style:font-size-asian="11.5pt" style:font-size-complex="11.5pt"/>
    </style:style>
    <style:style style:name="P15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6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7" style:parent-style-name="Default" style:family="paragraph">
      <style:text-properties fo:font-size="11.5pt" style:font-size-asian="11.5pt" style:font-size-complex="11.5pt"/>
    </style:style>
    <style:style style:name="P18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19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20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1" style:parent-style-name="Default" style:family="paragraph">
      <style:text-properties fo:font-size="11.5pt" style:font-size-asian="11.5pt" style:font-size-complex="11.5pt"/>
    </style:style>
    <style:style style:name="P22" style:parent-style-name="Default" style:family="paragraph">
      <style:paragraph-properties fo:text-align="justify"/>
    </style:style>
    <style:style style:name="T23" style:parent-style-name="Fonteparág.padrão" style:family="text">
      <style:text-properties fo:font-size="11.5pt" style:font-size-asian="11.5pt" style:font-size-complex="11.5pt"/>
    </style:style>
    <style:style style:name="T24" style:parent-style-name="Fonteparág.padrão" style:family="text">
      <style:text-properties fo:font-size="11.5pt" style:font-size-asian="11.5pt" style:font-size-complex="11.5pt"/>
    </style:style>
    <style:style style:name="P25" style:parent-style-name="Default" style:family="paragraph">
      <style:text-properties style:font-weight-complex="bold" fo:font-size="11.5pt" style:font-size-asian="11.5pt" style:font-size-complex="11.5pt"/>
    </style:style>
    <style:style style:name="T26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T27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8" style:parent-style-name="Default" style:family="paragraph">
      <style:text-properties fo:font-size="11.5pt" style:font-size-asian="11.5pt" style:font-size-complex="11.5pt"/>
    </style:style>
    <style:style style:name="P29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30" style:parent-style-name="Default" style:family="paragraph">
      <style:text-properties fo:font-size="11.5pt" style:font-size-asian="11.5pt" style:font-size-complex="11.5pt"/>
    </style:style>
    <style:style style:name="T3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2" style:parent-style-name="Default" style:family="paragraph">
      <style:text-properties fo:font-size="11.5pt" style:font-size-asian="11.5pt" style:font-size-complex="11.5pt"/>
    </style:style>
    <style:style style:name="P33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4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5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6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7" style:parent-style-name="Default" style:family="paragraph">
      <style:text-properties style:font-weight-complex="bold" fo:font-size="11.5pt" style:font-size-asian="11.5pt" style:font-size-complex="11.5pt"/>
    </style:style>
    <style:style style:name="T38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9" style:parent-style-name="Default" style:family="paragraph">
      <style:text-properties fo:font-size="11.5pt" style:font-size-asian="11.5pt" style:font-size-complex="11.5pt"/>
    </style:style>
    <style:style style:name="P40" style:parent-style-name="Default" style:family="paragraph">
      <style:paragraph-properties fo:text-align="justify" fo:text-indent="0.4916in"/>
      <style:text-properties style:font-weight-complex="bold" fo:font-size="11.5pt" style:font-size-asian="11.5pt" style:font-size-complex="11.5pt"/>
    </style:style>
    <style:style style:name="P41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T42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43" style:parent-style-name="Default" style:family="paragraph">
      <style:text-properties fo:font-size="11.5pt" style:font-size-asian="11.5pt" style:font-size-complex="11.5pt"/>
    </style:style>
    <style:style style:name="P44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5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6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7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8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5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53" style:family="table-column">
      <style:table-column-properties style:column-width="1.7486in"/>
    </style:style>
    <style:style style:name="TableColumn54" style:family="table-column">
      <style:table-column-properties style:column-width="3.0513in"/>
    </style:style>
    <style:style style:name="TableColumn55" style:family="table-column">
      <style:table-column-properties style:column-width="1.2027in"/>
    </style:style>
    <style:style style:name="Table52" style:family="table">
      <style:table-properties style:width="6.0027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Default" style:family="paragraph">
      <style:paragraph-properties fo:text-align="justify"/>
    </style:style>
    <style:style style:name="T101" style:parent-style-name="Fonteparág.padrão" style:family="text">
      <style:text-properties style:font-weight-complex="bold" fo:font-size="11pt" style:font-size-asian="11pt" style:font-size-complex="11.5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4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49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5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154" style:family="table-column">
      <style:table-column-properties style:column-width="1.7486in"/>
    </style:style>
    <style:style style:name="TableColumn155" style:family="table-column">
      <style:table-column-properties style:column-width="3.0513in"/>
    </style:style>
    <style:style style:name="TableColumn156" style:family="table-column">
      <style:table-column-properties style:column-width="1.2027in"/>
    </style:style>
    <style:style style:name="Table153" style:family="table">
      <style:table-properties style:width="6.0027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8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86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87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8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9" style:parent-style-name="Normal" style:family="paragraph">
      <style:paragraph-properties style:text-autospace="none" fo:text-align="justify" fo:margin-bottom="0in" fo:line-height="100%"/>
    </style:style>
    <style:style style:name="T190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T19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2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3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P194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5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6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7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8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9" style:parent-style-name="Normal" style:family="paragraph">
      <style:paragraph-properties style:text-autospace="none" fo:text-align="justify" fo:margin-bottom="0in" fo:line-height="100%"/>
    </style:style>
    <style:style style:name="T200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2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3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204" style:parent-style-name="Normal" style:family="paragraph">
      <style:paragraph-properties style:text-autospace="none" fo:margin-bottom="0in" fo:line-height="100%"/>
    </style:style>
    <style:style style:name="P205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P20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207" style:parent-style-name="Default" style:family="paragraph">
      <style:paragraph-properties fo:text-align="justify"/>
    </style:style>
    <style:style style:name="T208" style:parent-style-name="Fonteparág.padrão" style:family="text">
      <style:text-properties style:font-weight-complex="bold" fo:font-size="11.5pt" style:font-size-asian="11.5pt" style:font-size-complex="11.5pt"/>
    </style:style>
    <style:style style:name="T209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0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1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2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P213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P214" style:parent-style-name="Default" style:family="paragraph">
      <style:paragraph-properties fo:text-align="justify"/>
      <style:text-properties fo:font-weight="bold" style:font-weight-asian="bold" style:font-weight-complex="bold" style:use-window-font-color="true" fo:font-size="11.5pt" style:font-size-asian="11.5pt" style:font-size-complex="11.5pt"/>
    </style:style>
    <style:style style:name="P215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6" style:parent-style-name="Default" style:list-style-name="LFO3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7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8" style:parent-style-name="Default" style:list-style-name="LFO3" style:family="paragraph">
      <style:paragraph-properties fo:text-align="justify"/>
    </style:style>
    <style:style style:name="T219" style:parent-style-name="Fonteparág.padrão" style:family="text">
      <style:text-properties style:font-weight-complex="bold" style:use-window-font-color="true" fo:font-size="11.5pt" style:font-size-asian="11.5pt" style:font-size-complex="11.5pt"/>
    </style:style>
  </office:automatic-styles>
  <office:body>
    <office:text text:use-soft-page-breaks="true">
      <text:p text:style-name="P1"><text:span text:style-name="T9">Documento Visão</text:span></text:p>
      <text:p text:style-name="P10"/>
      <text:p text:style-name="Default"><text:span text:style-name="T11">1. Nome do Projeto<text:s/></text:span></text:p>
      <text:p text:style-name="P12"/>
      <text:p text:style-name="P13"><text:span text:style-name="T14">Guia de festas</text:span></text:p>
      <text:p text:style-name="P15"/>
      <text:p text:style-name="Default"><text:span text:style-name="T16">2. Descrição do Problema<text:s/></text:span></text:p>
      <text:p text:style-name="P17"/>
      <text:p text:style-name="P18">Não há um meio digital que forneça um ambiente único no qual o cliente possa encontra as mais diversas<text:s/>empresas (decoração, buffer, oradores, bebidas, floricultura, joalheria, gráfica, alugueis de roupas, salões de festa) que fornecem serviços relacionados à criação e organização de um evento.</text:p>
      <text:p text:style-name="P19"><text:s/></text:p>
      <text:p text:style-name="Default"><text:span text:style-name="T20">3. Objetivo do Projeto<text:s/></text:span></text:p>
      <text:p text:style-name="P21"/>
      <text:p text:style-name="P22"><text:span text:style-name="T23"><text:tab/>Disponibilizar um serviço web, no qu</text:span><text:span text:style-name="T24">al auxilie e oriente pessoas no momento de organizar uma festa/evento. Possibilitando o acesso os mais diversos conteúdos em um único local. Agregando o maior número de empresas e fornecedores desse setor na cidade de Itabaiana - SE.</text:span></text:p>
      <text:p text:style-name="P25"/>
      <text:p text:style-name="Default"><text:span text:style-name="T26">4. Alternativas exist</text:span><text:span text:style-name="T27">entes<text:s/></text:span></text:p>
      <text:p text:style-name="P28"/>
      <text:p text:style-name="P29">Não há alternativas existentes que forneçam este serviço, o que acaba dificultando a busca e tornando-a mais exaustiva.</text:p>
      <text:p text:style-name="P30"/>
      <text:p text:style-name="Default"><text:span text:style-name="T31">5. Diferenciação<text:s/></text:span></text:p>
      <text:p text:style-name="P32"/>
      <text:list text:style-name="LFO1" text:continue-numbering="true">
        <text:list-item>
          <text:p text:style-name="P33">Praticidade;</text:p>
        </text:list-item>
        <text:list-item>
          <text:p text:style-name="P34">Conforto no momento de organizar seu evento;</text:p>
        </text:list-item>
        <text:list-item>
          <text:p text:style-name="P35">Uma interface simples;</text:p>
        </text:list-item>
        <text:list-item>
          <text:p text:style-name="P36">Atende a região de<text:s/>Itabaiana – SE.</text:p>
        </text:list-item>
      </text:list>
      <text:p text:style-name="P37"/>
      <text:p text:style-name="Default"><text:span text:style-name="T38">6. Arquitetura da Solução<text:s/></text:span></text:p>
      <text:p text:style-name="P39"/>
      <text:p text:style-name="P40">A aplicação será desenvolvida para rodar no sistema web, no qual as pessoas possam fazer buscas de empresas que forneçam serviços voltados a organização de eventos.</text:p>
      <text:p text:style-name="P41"/>
      <text:p text:style-name="Default"><text:span text:style-name="T42">7. Principais Stakeholders<text:s/></text:span></text:p>
      <text:p text:style-name="P43"/>
      <text:list text:style-name="LFO2" text:continue-numbering="true">
        <text:list-item>
          <text:p text:style-name="P44">Donos de empresas</text:p>
        </text:list-item>
        <text:list-item>
          <text:p text:style-name="P45">Fornecedores de serviços vinculados a eventos</text:p>
        </text:list-item>
        <text:list-item>
          <text:p text:style-name="P46">Administradores</text:p>
        </text:list-item>
        <text:list-item>
          <text:p text:style-name="P47">Usuários finais</text:p>
        </text:list-item>
      </text:list>
      <text:p text:style-name="P48"/>
      <text:p text:style-name="P49"><text:span text:style-name="T50">8. Principais Características<text:s/></text:span>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Funcionalidade</text:p>
          </table:table-cell>
          <table:table-cell table:style-name="TableCell59">
            <text:p text:style-name="P60">Descrição</text:p>
          </table:table-cell>
          <table:table-cell table:style-name="TableCell61">
            <text:p text:style-name="P62">Prioridade</text:p>
          </table:table-cell>
        </table:table-row>
        <table:table-row table:style-name="TableRow63">
          <table:table-cell table:style-name="TableCell64">
            <text:p text:style-name="P65">Buscar serviços</text:p>
          </table:table-cell>
          <table:table-cell table:style-name="TableCell66">
            <text:p text:style-name="P67">Usuário realiza busca no sistema.</text:p>
          </table:table-cell>
          <table:table-cell table:style-name="TableCell68">
            <text:p text:style-name="P69">Baixa</text:p>
          </table:table-cell>
        </table:table-row>
        <text:soft-page-break/>
        <table:table-row table:style-name="TableRow70">
          <table:table-cell table:style-name="TableCell71">
            <text:p text:style-name="P72"><text:s/>Fornecer Feedback</text:p>
          </table:table-cell>
          <table:table-cell table:style-name="TableCell73">
            <text:p text:style-name="P74">Fornecer feedback para a<text:s/>empresa a qual se foi utilizado os serviços.</text:p>
          </table:table-cell>
          <table:table-cell table:style-name="TableCell75">
            <text:p text:style-name="P76">Média</text:p>
          </table:table-cell>
        </table:table-row>
        <table:table-row table:style-name="TableRow77">
          <table:table-cell table:style-name="TableCell78">
            <text:p text:style-name="P79">Cadastrar Usuário</text:p>
          </table:table-cell>
          <table:table-cell table:style-name="TableCell80">
            <text:p text:style-name="P81">Cadastrar usuário no sistema</text:p>
          </table:table-cell>
          <table:table-cell table:style-name="TableCell82">
            <text:p text:style-name="P83">Alta</text:p>
          </table:table-cell>
        </table:table-row>
        <table:table-row table:style-name="TableRow84">
          <table:table-cell table:style-name="TableCell85">
            <text:p text:style-name="P86">Fazer Login</text:p>
          </table:table-cell>
          <table:table-cell table:style-name="TableCell87">
            <text:p text:style-name="P88">O usuário ou cliente fazer login no sistema</text:p>
          </table:table-cell>
          <table:table-cell table:style-name="TableCell89">
            <text:p text:style-name="P90">Alta</text:p>
          </table:table-cell>
        </table:table-row>
        <table:table-row table:style-name="TableRow91">
          <table:table-cell table:style-name="TableCell92">
            <text:p text:style-name="P93">Disponibilizar Lista de Presentes</text:p>
          </table:table-cell>
          <table:table-cell table:style-name="TableCell94">
            <text:p text:style-name="P95">O usuário disponibilizar uma lista de presentes no<text:s/>sistema.</text:p>
          </table:table-cell>
          <table:table-cell table:style-name="TableCell96">
            <text:p text:style-name="P97">Média</text:p>
          </table:table-cell>
        </table:table-row>
        <table:table-row table:style-name="TableRow98">
          <table:table-cell table:style-name="TableCell99">
            <text:p text:style-name="P100"><text:span text:style-name="T101">Manter Empresa</text:span></text:p>
          </table:table-cell>
          <table:table-cell table:style-name="TableCell102">
            <text:p text:style-name="P103">O cliente poder fazer a manutenção da página da sua empresa no site.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Receber Feedback</text:p>
          </table:table-cell>
          <table:table-cell table:style-name="TableCell109">
            <text:p text:style-name="P110">Cliente receber feedback dos usuários que utilizaram seus serviços.</text:p>
          </table:table-cell>
          <table:table-cell table:style-name="TableCell111">
            <text:p text:style-name="P112">Média</text:p>
          </table:table-cell>
        </table:table-row>
        <table:table-row table:style-name="TableRow113">
          <table:table-cell table:style-name="TableCell114">
            <text:p text:style-name="P115">Receber Lista de Presentes</text:p>
          </table:table-cell>
          <table:table-cell table:style-name="TableCell116">
            <text:p text:style-name="P117">O cliente poder receber uma<text:s/>lista de presentes para casamento que será disponível em sua loja.</text:p>
          </table:table-cell>
          <table:table-cell table:style-name="TableCell118">
            <text:p text:style-name="P119">Baixa</text:p>
          </table:table-cell>
        </table:table-row>
        <table:table-row table:style-name="TableRow120">
          <table:table-cell table:style-name="TableCell121">
            <text:p text:style-name="P122">Cadastrar Cliente</text:p>
          </table:table-cell>
          <table:table-cell table:style-name="TableCell123">
            <text:p text:style-name="P124">O administrador fazer o cadastro do cliente no sistema.</text:p>
          </table:table-cell>
          <table:table-cell table:style-name="TableCell125">
            <text:p text:style-name="P126">Alta</text:p>
          </table:table-cell>
        </table:table-row>
        <table:table-row table:style-name="TableRow127">
          <table:table-cell table:style-name="TableCell128">
            <text:p text:style-name="P129">Gerenciar Feedback</text:p>
          </table:table-cell>
          <table:table-cell table:style-name="TableCell130">
            <text:p text:style-name="P131">O administrador gerenciar o feedback enviado pelo usuário.</text:p>
          </table:table-cell>
          <table:table-cell table:style-name="TableCell132">
            <text:p text:style-name="P133">Alta</text:p>
          </table:table-cell>
        </table:table-row>
        <table:table-row table:style-name="TableRow134">
          <table:table-cell table:style-name="TableCell135">
            <text:p text:style-name="P136">Enviar Convite</text:p>
          </table:table-cell>
          <table:table-cell table:style-name="TableCell137">
            <text:p text:style-name="P138">Enviar convite para uma lista de pessoas.</text:p>
          </table:table-cell>
          <table:table-cell table:style-name="TableCell139">
            <text:p text:style-name="P140">Média</text:p>
          </table:table-cell>
        </table:table-row>
        <table:table-row table:style-name="TableRow141">
          <table:table-cell table:style-name="TableCell142">
            <text:p text:style-name="P143">Obter Relatório de confirmação</text:p>
          </table:table-cell>
          <table:table-cell table:style-name="TableCell144">
            <text:p text:style-name="P145">O remetente receber relatório de confirmação de presença dos seus convidados em seu evento.</text:p>
          </table:table-cell>
          <table:table-cell table:style-name="TableCell146">
            <text:p text:style-name="P147">Alta</text:p>
          </table:table-cell>
        </table:table-row>
      </table:table>
      <text:p text:style-name="P148"/>
      <text:p text:style-name="P149"/>
      <text:p text:style-name="P150"><text:span text:style-name="T151">9. Principais Restrições<text:s/></text:span></text:p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Restrição/Qualidade</text:p>
          </table:table-cell>
          <table:table-cell table:style-name="TableCell160">
            <text:p text:style-name="P161">Descrição</text:p>
          </table:table-cell>
          <table:table-cell table:style-name="TableCell162">
            <text:p text:style-name="P163">Prioridade</text:p>
          </table:table-cell>
        </table:table-row>
        <table:table-row table:style-name="TableRow164">
          <table:table-cell table:style-name="TableCell165">
            <text:p text:style-name="P166">Segurança</text:p>
          </table:table-cell>
          <table:table-cell table:style-name="TableCell167">
            <text:p text:style-name="P168">Os dados informados pelo cliente ou usuário do sistema serão mantidos em sigilo</text:p>
          </table:table-cell>
          <table:table-cell table:style-name="TableCell169">
            <text:p text:style-name="P170">Alta</text:p>
          </table:table-cell>
        </table:table-row>
        <table:table-row table:style-name="TableRow171">
          <table:table-cell table:style-name="TableCell172">
            <text:p text:style-name="P173">Facilidade</text:p>
          </table:table-cell>
          <table:table-cell table:style-name="TableCell174">
            <text:p text:style-name="P175">Interface de fácil compreensão e autoexplicativa.</text:p>
          </table:table-cell>
          <table:table-cell table:style-name="TableCell176">
            <text:p text:style-name="P177">Alta</text:p>
          </table:table-cell>
        </table:table-row>
        <table:table-row table:style-name="TableRow178">
          <table:table-cell table:style-name="TableCell179">
            <text:p text:style-name="P180">Confiabilidade</text:p>
          </table:table-cell>
          <table:table-cell table:style-name="TableCell181">
            <text:p text:style-name="P182">Informações atualizadas.</text:p>
          </table:table-cell>
          <table:table-cell table:style-name="TableCell183">
            <text:p text:style-name="P184">Alta</text:p>
          </table:table-cell>
        </table:table-row>
      </table:table>
      <text:p text:style-name="P185"/>
      <text:p text:style-name="P186"/>
      <text:p text:style-name="P187">10. Escopo</text:p>
      <text:p text:style-name="P188"/>
      <text:p text:style-name="P189"><text:span text:style-name="T190"><text:tab/></text:span><text:span text:style-name="T191">O referido sistema proposto é um</text:span><text:span text:style-name="T192"><text:s/>site que venha a auxiliar no momento de organizar um determinado evento, podendo ser ele: casamento, aniversário ou formatura. A ideia proposta pelos idealizadores é reunir em um único local informações e descrições de empresas da cidade fornecedoras dos<text:s/></text:span><text:span text:style-name="T193">serviços necessários para se realizar eventos desse tipo.<text:s/></text:span></text:p>
      <text:p text:style-name="P194"/>
      <text:p text:style-name="P195">Ao escolher uma das opções de evento, será carregada uma nova página contendo um menu lateral com algumas opções de serviços que podem haver no evento, como por exemplo, buffet, bebidas,<text:s/>floricultura, decoração, salões de festas, entre outros, onde, ao clicar em uma das opções será listada as empresas cadastradas no site que fornecem o tipo de serviço solicitado. Ao escolher uma das empresas que foi listada, será aberta uma nova página contendo fotos e informações sobre a empresa, como: endereço, telefone, e-mail e descrição.<text:s/></text:p>
      <text:p text:style-name="P196"/>
      <text:soft-page-break/>
      <text:p text:style-name="P197">O usuário poderá também, deixar um feedback sobre a empresa a qual ele utilizou os serviços. O objetivo é poder contribuir com o desempenho das empresas, passando para elas o que os seus clientes acharam dos seus serviços, para que essas possam buscar aperfeiçoar-se cada vez mais.</text:p>
      <text:p text:style-name="P198"/>
      <text:p text:style-name="P199"><text:span text:style-name="T200"><text:tab/>O site contará também com uma opção de enviar convites digitais por e-mail para as pessoas que o usuário deseja convidar. Ao solicitar en</text:span><text:span text:style-name="T201">viar convite, o usuário fará upload do convite e digitará os e-mails das pessoas as quais deseja convidar. Juntamente com o convite, será enviado um link contendo um questionário onde o convidado poderá responder se comparecerá ao evento e o número de pess</text:span><text:span text:style-name="T202">oas que irão com ele. <text:s/>Contribuindo assim, para que o organizador possa ter um melhor controle e possa organizar da melhor forma a sua festa.</text:span><text:span text:style-name="T203"><text:tab/></text:span></text:p>
      <text:p text:style-name="P204"/>
      <text:p text:style-name="P205">10.1 Primeiro Release</text:p>
      <text:p text:style-name="P206"/>
      <text:p text:style-name="P207"><text:span text:style-name="T208"><text:tab/></text:span><text:span text:style-name="T209">No primeiro Release será feito três tipos de solicitação de eventos: aniversário, casame</text:span><text:span text:style-name="T210">nto, formatura. Com o objetivo de criar uma infraestrutura necessária para que as empresas possam cadastrar as informações das mesmas, e para que os usuários possam fazer pesquisas. Tendo em vista que essa é a parte mais importante para o negócio, para que</text:span><text:span text:style-name="T211"><text:s/>o cliente não tenha dúvidas na hora de buscar e encontrar tudo aquilo que se é preciso para a realização do tipo de evento escolhido, e que esteja de acordo com o que os clientes desejam para que o dia de seu evento escolhido seja muito especial em suas v</text:span><text:span text:style-name="T212">idas.</text:span></text:p>
      <text:p text:style-name="P213"/>
      <text:p text:style-name="P214">10.2 Releases Posteriores</text:p>
      <text:p text:style-name="P215"/>
      <text:list text:style-name="LFO3" text:continue-numbering="true">
        <text:list-item>
          <text:p text:style-name="P216">Nos Releases seguintes, será produzido a opção de criação de convite virtual.<text:s/></text:p>
        </text:list-item>
      </text:list>
      <text:p text:style-name="P217"/>
      <text:list text:style-name="LFO3" text:continue-numbering="true">
        <text:list-item>
          <text:p text:style-name="P218"><text:span text:style-name="T219">Gerenciamentos de listas de present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Default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style:font-weight-complex="bold" fo:font-size="13pt" style:font-size-asian="13pt" style:font-size-complex="13pt" style:language-asian="pt" style:country-asian="BR"/>
    </style:style>
    <style:style style:name="T4" style:parent-style-name="Fonteparág.padrão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7" style:parent-style-name="Default" style:family="paragraph">
      <style:text-properties fo:font-size="11pt" style:font-size-asian="11pt" style:font-size-complex="11pt"/>
    </style:style>
    <style:style style:name="P8" style:parent-style-name="Defaul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1" text:anchor-type="paragraph" svg:x="0.04792in" svg:y="-0.10972in" svg:width="0.53264in" svg:height="0.78681in" style:rel-width="scale" style:rel-height="scale"><draw:image xlink:href="media/image1.png" xlink:type="simple" xlink:show="embed" xlink:actuate="onLoad"/><svg:title/><svg:desc/></draw:frame></text:span><text:span text:style-name="T4">UNIVERSIDADE FEDERAL DE SERGIPE</text:span></text:p>
        <text:p text:style-name="P5">DEPARTAMENTO DE SISTEMAS DE INFORMAÇÃO</text:p>
        <text:p text:style-name="P6">Engenharia de Software</text:p>
        <text:p text:style-name="P7"/>
        <text:p text:style-name="P8">Professor: André Vinicius Rodrigues Passos Nascimento<text:s/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Éverton lima</meta:initial-creator>
    <dc:creator>Emeson Santos</dc:creator>
    <meta:creation-date>2017-03-28T00:55:00Z</meta:creation-date>
    <dc:date>2017-07-30T21:51:00Z</dc:date>
    <meta:template xlink:href="Normal" xlink:type="simple"/>
    <meta:editing-cycles>12</meta:editing-cycles>
    <meta:editing-duration>PT5820S</meta:editing-duration>
    <meta:document-statistic meta:page-count="3" meta:paragraph-count="10" meta:word-count="806" meta:character-count="5151" meta:row-count="36" meta:non-whitespace-character-count="4355"/>
  </office:meta>
</office:document-meta>
</file>